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-Bold" svg:font-family="Courier-Bold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7">
      <style:paragraph-properties style:text-autospace="none"/>
      <style:text-properties officeooo:paragraph-rsid="00165647"/>
    </style:style>
    <style:style style:name="P2" style:family="paragraph" style:parent-style-name="Standard" style:list-style-name="WW8Num5">
      <style:paragraph-properties fo:line-height="150%"/>
      <style:text-properties fo:color="#ff0000" fo:language="tr" fo:country="TR" officeooo:paragraph-rsid="00165647"/>
    </style:style>
    <style:style style:name="T1" style:family="text">
      <style:text-properties style:font-name="Courier-Bold" fo:font-weight="bold" style:font-weight-asian="bold" style:font-name-complex="Courier-Bold" style:font-weight-complex="bold"/>
    </style:style>
    <style:style style:name="T2" style:family="text">
      <style:text-properties style:font-name="Courier" style:font-name-complex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79272392456898901" text:style-name="WW8Num5">
        <text:list-item>
          <text:p text:style-name="P2">Hata sayfası</text:p>
        </text:list-item>
      </text:list>
      <text:list xml:id="list8177701338170123960" text:style-name="WW8Num7">
        <text:list-item>
          <text:p text:style-name="P1"><text:span text:style-name="T2">&lt;%@ page isErrorPage="true" %&gt; (</text:span><text:span text:style-name="T1">errorPage.jsp</text:span><text:span text:style-name="T2">)</text:span></text:p>
        </text:list-item>
        <text:list-item>
          <text:p text:style-name="P1"><text:span text:style-name="T1">&lt;%@ page errorPage="</text:span><text:span text:style-name="T2"> errorPage.jsp</text:span><text:span text:style-name="T1">" %&gt; (HataliSayfa.jsp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-Bold" svg:font-family="Courier-Bold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25:57.891338374</meta:creation-date>
    <dc:date>2014-04-14T20:26:19.852630182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3" meta:word-count="16" meta:character-count="117" meta:non-whitespace-character-count="107"/>
    <meta:generator>LibreOffice/4.1.2.3$Linux_X86_64 LibreOffice_project/410m0$Build-3</meta:generator>
  </office:meta>
</office:document-meta>
</file>